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e071e" officeooo:paragraph-rsid="000e071e"/>
    </style:style>
    <style:style style:name="P3" style:family="paragraph" style:parent-style-name="Standard">
      <style:paragraph-properties fo:text-align="start" style:justify-single-word="false"/>
      <style:text-properties officeooo:rsid="0010663b" officeooo:paragraph-rsid="0010663b"/>
    </style:style>
    <style:style style:name="P4" style:family="paragraph" style:parent-style-name="Standard">
      <style:paragraph-properties fo:text-align="start" style:justify-single-word="false" fo:break-before="page"/>
      <style:text-properties officeooo:rsid="000eead6" officeooo:paragraph-rsid="0010663b"/>
    </style:style>
    <style:style style:name="T1" style:family="text">
      <style:text-properties officeooo:rsid="00106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Nintendo DS/3DS&lt;compatibility&gt; 2D Game engine</text:p>
      <text:p text:style-name="P2">using GCC-compatible NDS compiler (devkitpro)</text:p>
      <text:p text:style-name="P2">an openGL-like DS api and LUA 5.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BG Texture – 256 / 256: 13 px margin on both sides of the image will not be visible, via regular loading. <text:span text:style-name="T1">IMG scale to fit: 12, 10.</text:span></text:p>
      <text:p text:style-name="P3">Texture size enums:</text:p>
      <text:p text:style-name="Standard">TEXTURE_SIZE_8 = 0, <text:line-break/>TEXTURE_SIZE_16 = 1, <text:line-break/>TEXTURE_SIZE_32 = 2, <text:line-break/>TEXTURE_SIZE_64 = 3, <text:line-break/>TEXTURE_SIZE_128 = 4, <text:line-break/>TEXTURE_SIZE_256 = 5, <text:line-break/>TEXTURE_SIZE_512 = 6, <text:line-break/>TEXTURE_SIZE_1024 = 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2:58:46.508000000</meta:creation-date>
    <dc:date>2015-06-20T13:17:58.281000000</dc:date>
    <meta:editing-duration>PT19M11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3" meta:paragraph-count="6" meta:word-count="71" meta:character-count="451" meta:non-whitespace-character-count="377"/>
  </office:meta>
</office:document-meta>
</file>